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Cambria Math" style:font-name-complex="Cambria Math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 fo:text-indent="0.5in"/>
    </style:style>
    <style:style style:family="graphic" style:name="a5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Limits of Computation</text:p>
      <text:p text:style-name="P2">Assignment 1</text:p>
      <text:p text:style-name="Normal">1-) a-) &lt;&lt;nil.nil&gt;.&lt;&lt;nil.nil&gt;.&lt;&lt;nil.nil&gt;.&lt;&lt;nil.nil&gt;.nil&gt;&gt;&gt;&gt;</text:p>
      <text:p text:style-name="Normal">[1,1,1,1] or [[0],[0],[0],[0]]</text:p>
      <text:p text:style-name="Normal"><draw:frame draw:z-index="251676672" draw:id="id0" draw:style-name="a0" draw:name="Text Box 18" text:anchor-type="paragraph" svg:x="4.01042in" svg:y="2.31042in" svg:width="0.38542in" svg:height="0.32292in" style:rel-width="scale" style:rel-height="scale"><draw:text-box><text:p text:style-name="Normal">nil</text:p></draw:text-box><svg:title/><svg:desc/></draw:frame><draw:frame draw:z-index="251675648" draw:id="id1" draw:style-name="a1" draw:name="Text Box 17" text:anchor-type="paragraph" svg:x="3.44792in" svg:y="2.35208in" svg:width="0.38542in" svg:height="0.32292in" style:rel-width="scale" style:rel-height="scale"><draw:text-box><text:p text:style-name="Normal">nil</text:p></draw:text-box><svg:title/><svg:desc/></draw:frame><draw:frame draw:z-index="251674624" draw:id="id2" draw:style-name="a2" draw:name="Text Box 16" text:anchor-type="paragraph" svg:x="0in" svg:y="2.34167in" svg:width="0.38542in" svg:height="0.32292in" style:rel-width="scale" style:rel-height="scale"><draw:text-box><text:p text:style-name="Normal">nil</text:p></draw:text-box><svg:title/><svg:desc/></draw:frame><draw:frame draw:z-index="251673600" draw:id="id3" draw:style-name="a3" draw:name="Text Box 15" text:anchor-type="paragraph" svg:x="2.79167in" svg:y="1.83125in" svg:width="0.38542in" svg:height="0.32292in" style:rel-width="scale" style:rel-height="scale"><draw:text-box><text:p text:style-name="Normal">nil</text:p></draw:text-box><svg:title/><svg:desc/></draw:frame><draw:frame draw:z-index="251672576" draw:id="id4" draw:style-name="a4" draw:name="Text Box 14" text:anchor-type="paragraph" svg:x="2.29167in" svg:y="1.81042in" svg:width="0.38542in" svg:height="0.32292in" style:rel-width="scale" style:rel-height="scale"><draw:text-box><text:p text:style-name="Normal">nil</text:p></draw:text-box><svg:title/><svg:desc/></draw:frame><draw:frame draw:z-index="251671552" draw:id="id5" draw:style-name="a5" draw:name="Text Box 13" text:anchor-type="paragraph" svg:x="2.03125in" svg:y="1.38333in" svg:width="0.38542in" svg:height="0.32292in" style:rel-width="scale" style:rel-height="scale"><draw:text-box><text:p text:style-name="Normal">nil</text:p></draw:text-box><svg:title/><svg:desc/></draw:frame><draw:frame draw:z-index="251670528" draw:id="id6" draw:style-name="a6" draw:name="Text Box 12" text:anchor-type="paragraph" svg:x="1.46875in" svg:y="1.39375in" svg:width="0.38542in" svg:height="0.32292in" style:rel-width="scale" style:rel-height="scale"><draw:text-box><text:p text:style-name="Normal">nil</text:p></draw:text-box><svg:title/><svg:desc/></draw:frame><draw:frame draw:z-index="251669504" draw:id="id7" draw:style-name="a7" draw:name="Text Box 11" text:anchor-type="paragraph" svg:x="1.32292in" svg:y="0.925in" svg:width="0.38542in" svg:height="0.32292in" style:rel-width="scale" style:rel-height="scale"><draw:text-box><text:p text:style-name="Normal">nil</text:p></draw:text-box><svg:title/><svg:desc/></draw:frame><draw:frame draw:z-index="251668480" draw:id="id8" draw:style-name="a8" draw:name="Text Box 10" text:anchor-type="paragraph" svg:x="0.71875in" svg:y="0.93542in" svg:width="0.38542in" svg:height="0.32292in" style:rel-width="scale" style:rel-height="scale"><draw:text-box><text:p text:style-name="Normal">nil</text:p></draw:text-box><svg:title/><svg:desc/></draw:frame><draw:connector draw:type="line" svg:x1="1.52083in" svg:y1="0.28958in" svg:x2="4.14583in" svg:y2="2.35208in" draw:z-index="251660288" draw:id="id9" draw:style-name="a9" draw:name="Straight Connector 2" text:anchor-type="paragraph"><svg:title/><svg:desc/></draw:connector><draw:connector draw:type="line" svg:x1="3.35417in" svg:y1="2.15417in" svg:x2="3.61458in" svg:y2="2.38333in" draw:z-index="251667456" draw:id="id10" draw:style-name="a10" draw:name="Straight Connector 9" text:anchor-type="paragraph"><svg:title/><svg:desc/></draw:connector><draw:connector draw:type="line" svg:x1="3.57222in" svg:y1="1.89375in" svg:x2="3.08264in" svg:y2="2.44583in" draw:z-index="251666432" draw:id="id11" draw:style-name="a11" draw:name="Straight Connector 8" text:anchor-type="paragraph"><svg:title/><svg:desc/></draw:connector><draw:connector draw:type="line" svg:x1="2.67708in" svg:y1="1.60208in" svg:x2="2.94792in" svg:y2="1.85208in" draw:z-index="251665408" draw:id="id12" draw:style-name="a12" draw:name="Straight Connector 7" text:anchor-type="paragraph"><svg:title/><svg:desc/></draw:connector><draw:connector draw:type="line" svg:x1="2.88542in" svg:y1="1.35208in" svg:x2="2.45833in" svg:y2="1.8625in" draw:z-index="251664384" draw:id="id13" draw:style-name="a13" draw:name="Straight Connector 6" text:anchor-type="paragraph"><svg:title/><svg:desc/></draw:connector><draw:connector draw:type="line" svg:x1="2.25in" svg:y1="0.8625in" svg:x2="1.67708in" svg:y2="1.44583in" draw:z-index="251662336" draw:id="id14" draw:style-name="a14" draw:name="Straight Connector 4" text:anchor-type="paragraph"><svg:title/><svg:desc/></draw:connector><draw:connector draw:type="line" svg:x1="1.95833in" svg:y1="1.175in" svg:x2="2.20833in" svg:y2="1.43542in" draw:z-index="251663360" draw:id="id15" draw:style-name="a15" draw:name="Straight Connector 5" text:anchor-type="paragraph"><svg:title/><svg:desc/></draw:connector><draw:connector draw:type="line" svg:x1="1.21875in" svg:y1="0.66458in" svg:x2="1.53125in" svg:y2="0.97708in" draw:z-index="251661312" draw:id="id16" draw:style-name="a16" draw:name="Straight Connector 3" text:anchor-type="paragraph"><svg:title/><svg:desc/></draw:connector><draw:connector draw:type="line" svg:x1="1.53125in" svg:y1="0.27917in" svg:x2="0.9375in" svg:y2="0.96667in" draw:z-index="251659264" draw:id="id17" draw:style-name="a17" draw:name="Straight Connector 1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b-) &lt;&lt;&lt;nil.nil&gt;.&lt;nil.nil&gt;&gt;.&lt;&lt;nil.nil&gt;.nil&gt;&gt;</text:p>
      <text:p text:style-name="Normal">[[1,1],[0]]. It does not give a list of numbers, only a list of lists of numbers.</text:p>
      <text:p text:style-name="Normal"><draw:connector draw:type="line" svg:x1="1.53125in" svg:y1="0.28056in" svg:x2="0.5in" svg:y2="1.48889in" draw:z-index="251678720" draw:id="id18" draw:style-name="a18" draw:name="Straight Connector 36" text:anchor-type="paragraph"><svg:title/><svg:desc/></draw:connector><draw:frame draw:z-index="251696128" draw:id="id19" draw:style-name="a19" draw:name="Text Box 19" text:anchor-type="paragraph" svg:x="4.01042in" svg:y="2.31042in" svg:width="0.38542in" svg:height="0.32292in" style:rel-width="scale" style:rel-height="scale"><draw:text-box><text:p text:style-name="Normal">nil</text:p></draw:text-box><svg:title/><svg:desc/></draw:frame><draw:frame draw:z-index="251691008" draw:id="id20" draw:style-name="a20" draw:name="Text Box 24" text:anchor-type="paragraph" svg:x="2.03125in" svg:y="1.38333in" svg:width="0.38542in" svg:height="0.32292in" style:rel-width="scale" style:rel-height="scale"><draw:text-box><text:p text:style-name="Normal">nil</text:p></draw:text-box><svg:title/><svg:desc/></draw:frame><draw:connector draw:type="line" svg:x1="1.52083in" svg:y1="0.28958in" svg:x2="4.14583in" svg:y2="2.35208in" draw:z-index="251679744" draw:id="id21" draw:style-name="a21" draw:name="Straight Connector 28" text:anchor-type="paragraph"><svg:title/><svg:desc/></draw:connector></text:p>
      <text:p text:style-name="Normal"/>
      <text:p text:style-name="Normal"><draw:connector draw:type="line" svg:x1="1.21875in" svg:y1="0.04167in" svg:x2="2.17708in" svg:y2="0.75in" draw:z-index="251680768" draw:id="id22" draw:style-name="a22" draw:name="Straight Connector 35" text:anchor-type="paragraph"><svg:title/><svg:desc/></draw:connector></text:p>
      <text:p text:style-name="Normal"><draw:connector draw:type="line" svg:x1="0.78125in" svg:y1="0.1875in" svg:x2="1.05208in" svg:y2="0.51042in" draw:z-index="251682816" draw:id="id23" draw:style-name="a23" draw:name="Straight Connector 34" text:anchor-type="paragraph"><svg:title/><svg:desc/></draw:connector><draw:connector draw:type="line" svg:x1="1.79167in" svg:y1="0.15625in" svg:x2="1.5in" svg:y2="0.52083in" draw:z-index="251681792" draw:id="id24" draw:style-name="a24" draw:name="Straight Connector 33" text:anchor-type="paragraph"><svg:title/><svg:desc/></draw:connector></text:p>
      <text:p text:style-name="Normal"><draw:frame draw:z-index="251688960" draw:id="id25" draw:style-name="a25" draw:name="Text Box 26" text:anchor-type="paragraph" svg:x="0.3125in" svg:y="0.17569in" svg:width="0.38542in" svg:height="0.32292in" style:rel-width="scale" style:rel-height="scale"><draw:text-box><text:p text:style-name="Normal">nil</text:p></draw:text-box><svg:title/><svg:desc/></draw:frame><draw:frame draw:z-index="251687936" draw:id="id26" draw:style-name="a26" draw:name="Text Box 27" text:anchor-type="paragraph" svg:x="0.84375in" svg:y="0.13403in" svg:width="0.38542in" svg:height="0.32292in" style:rel-width="scale" style:rel-height="scale"><draw:text-box><text:p text:style-name="Normal">nil</text:p></draw:text-box><svg:title/><svg:desc/></draw:frame><draw:frame draw:z-index="251689984" draw:id="id27" draw:style-name="a27" draw:name="Text Box 25" text:anchor-type="paragraph" svg:x="1.28125in" svg:y="0.16528in" svg:width="0.38542in" svg:height="0.32292in" style:rel-width="scale" style:rel-height="scale"><draw:text-box><text:p text:style-name="Normal">nil</text:p></draw:text-box><svg:title/><svg:desc/></draw:frame></text:p>
      <text:p text:style-name="Normal"><draw:connector draw:type="line" svg:x1="3.23958in" svg:y1="0.09375in" svg:x2="2.59375in" svg:y2="0.84375in" draw:z-index="251685888" draw:id="id28" draw:style-name="a28" draw:name="Straight Connector 30" text:anchor-type="paragraph"><svg:title/><svg:desc/></draw:connector></text:p>
      <text:p text:style-name="Normal"><draw:connector draw:type="line" svg:x1="2.98958in" svg:y1="0.07292in" svg:x2="3.39583in" svg:y2="0.45833in" draw:z-index="251686912" draw:id="id29" draw:style-name="a29" draw:name="Straight Connector 29" text:anchor-type="paragraph"><svg:title/><svg:desc/></draw:connector></text:p>
      <text:p text:style-name="Normal"><draw:frame draw:z-index="251695104" draw:id="id30" draw:style-name="a30" draw:name="Text Box 20" text:anchor-type="paragraph" svg:x="3.20833in" svg:y="0.14514in" svg:width="0.38542in" svg:height="0.32292in" style:rel-width="scale" style:rel-height="scale"><draw:text-box><text:p text:style-name="Normal">nil</text:p></draw:text-box><svg:title/><svg:desc/></draw:frame><draw:frame draw:z-index="251694080" draw:id="id31" draw:style-name="a31" draw:name="Text Box 21" text:anchor-type="paragraph" svg:x="2.37361in" svg:y="0.10347in" svg:width="0.38542in" svg:height="0.32292in" style:rel-width="scale" style:rel-height="scale"><draw:text-box><text:p text:style-name="Normal">nil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-) &lt;&lt;nil.nil&gt;.&lt;&lt;&lt;nil.nil&gt;.nil&gt;.&lt;&lt;nil.nil&gt;.&lt;&lt;&lt;nil.nil&gt;.nil&gt;.&lt;nil.nil&gt;&gt;&gt;&gt;&gt;</text:p>
      <text:p text:style-name="Normal">[[0],[1],[0],[1],[]]. It does not give a list of numbers, only a list of lists of numbers.</text:p>
      <text:p text:style-name="Normal"><draw:connector draw:type="line" svg:x1="1.52083in" svg:y1="0.29236in" svg:x2="5.42708in" svg:y2="3.35486in" draw:z-index="251699200" draw:id="id32" draw:style-name="a32" draw:name="Straight Connector 46" text:anchor-type="paragraph"><svg:title/><svg:desc/></draw:connector><draw:frame draw:z-index="251712512" draw:id="id33" draw:style-name="a33" draw:name="Text Box 40" text:anchor-type="paragraph" svg:x="2.79167in" svg:y="1.83125in" svg:width="0.38542in" svg:height="0.32292in" style:rel-width="scale" style:rel-height="scale"><draw:text-box><text:p text:style-name="Normal">nil</text:p></draw:text-box><svg:title/><svg:desc/></draw:frame><draw:frame draw:z-index="251711488" draw:id="id34" draw:style-name="a34" draw:name="Text Box 41" text:anchor-type="paragraph" svg:x="2.29167in" svg:y="1.81042in" svg:width="0.38542in" svg:height="0.32292in" style:rel-width="scale" style:rel-height="scale"><draw:text-box><text:p text:style-name="Normal">nil</text:p></draw:text-box><svg:title/><svg:desc/></draw:frame><draw:frame draw:z-index="251710464" draw:id="id35" draw:style-name="a35" draw:name="Text Box 42" text:anchor-type="paragraph" svg:x="2.03125in" svg:y="1.38333in" svg:width="0.38542in" svg:height="0.32292in" style:rel-width="scale" style:rel-height="scale"><draw:text-box><text:p text:style-name="Normal">nil</text:p></draw:text-box><svg:title/><svg:desc/></draw:frame><draw:frame draw:z-index="251708416" draw:id="id36" draw:style-name="a36" draw:name="Text Box 44" text:anchor-type="paragraph" svg:x="1.32292in" svg:y="0.925in" svg:width="0.38542in" svg:height="0.32292in" style:rel-width="scale" style:rel-height="scale"><draw:text-box><text:p text:style-name="Normal">nil</text:p></draw:text-box><svg:title/><svg:desc/></draw:frame><draw:frame draw:z-index="251707392" draw:id="id37" draw:style-name="a37" draw:name="Text Box 45" text:anchor-type="paragraph" svg:x="0.71875in" svg:y="0.93542in" svg:width="0.38542in" svg:height="0.32292in" style:rel-width="scale" style:rel-height="scale"><draw:text-box><text:p text:style-name="Normal">nil</text:p></draw:text-box><svg:title/><svg:desc/></draw:frame><draw:connector draw:type="line" svg:x1="2.67708in" svg:y1="1.60208in" svg:x2="2.94792in" svg:y2="1.85208in" draw:z-index="251704320" draw:id="id38" draw:style-name="a38" draw:name="Straight Connector 49" text:anchor-type="paragraph"><svg:title/><svg:desc/></draw:connector><draw:connector draw:type="line" svg:x1="2.88542in" svg:y1="1.35208in" svg:x2="2.45833in" svg:y2="1.8625in" draw:z-index="251703296" draw:id="id39" draw:style-name="a39" draw:name="Straight Connector 50" text:anchor-type="paragraph"><svg:title/><svg:desc/></draw:connector><draw:connector draw:type="line" svg:x1="1.95833in" svg:y1="1.175in" svg:x2="2.20833in" svg:y2="1.43542in" draw:z-index="251702272" draw:id="id40" draw:style-name="a40" draw:name="Straight Connector 52" text:anchor-type="paragraph"><svg:title/><svg:desc/></draw:connector><draw:connector draw:type="line" svg:x1="1.21875in" svg:y1="0.66458in" svg:x2="1.53125in" svg:y2="0.97708in" draw:z-index="251700224" draw:id="id41" draw:style-name="a41" draw:name="Straight Connector 53" text:anchor-type="paragraph"><svg:title/><svg:desc/></draw:connector><draw:connector draw:type="line" svg:x1="1.53125in" svg:y1="0.27917in" svg:x2="0.9375in" svg:y2="0.96667in" draw:z-index="251698176" draw:id="id42" draw:style-name="a42" draw:name="Straight Connector 54" text:anchor-type="paragraph"><svg:title/><svg:desc/></draw:connector></text:p>
      <text:p text:style-name="Normal"/>
      <text:p text:style-name="Normal"><draw:connector draw:type="line" svg:x1="2.25in" svg:y1="0.24028in" svg:x2="1.01042in" svg:y2="1.42778in" draw:z-index="251701248" draw:id="id43" draw:style-name="a43" draw:name="Straight Connector 51" text:anchor-type="paragraph"><svg:title/><svg:desc/></draw:connector></text:p>
      <text:p text:style-name="Normal"/>
      <text:p text:style-name="Normal"/>
      <text:p text:style-name="Normal"><draw:connector draw:type="line" svg:x1="1.40625in" svg:y1="0.11528in" svg:x2="1.76042in" svg:y2="0.44861in" draw:z-index="251717632" draw:id="id44" draw:style-name="a44" draw:name="Straight Connector 55" text:anchor-type="paragraph"><svg:title/><svg:desc/></draw:connector></text:p>
      <text:p text:style-name="Normal"><draw:connector draw:type="line" svg:x1="3.69792in" svg:y1="0.13681in" svg:x2="2.64583in" svg:y2="1.30347in" draw:z-index="251705344" draw:id="id45" draw:style-name="a45" draw:name="Straight Connector 48" text:anchor-type="paragraph"><svg:title/><svg:desc/></draw:connector><draw:frame draw:z-index="251719680" draw:id="id46" draw:style-name="a46" draw:name="Text Box 56" text:anchor-type="paragraph" svg:x="0.80208in" svg:y="0.12361in" svg:width="0.38542in" svg:height="0.32292in" style:rel-width="scale" style:rel-height="scale"><draw:text-box><text:p text:style-name="Normal">nil</text:p></draw:text-box><svg:title/><svg:desc/></draw:frame><draw:frame draw:z-index="251709440" draw:id="id47" draw:style-name="a47" draw:name="Text Box 43" text:anchor-type="paragraph" svg:x="1.59375in" svg:y="0.12361in" svg:width="0.38542in" svg:height="0.32292in" style:rel-width="scale" style:rel-height="scale"><draw:text-box><text:p text:style-name="Normal">nil</text:p></draw:text-box><svg:title/><svg:desc/></draw:frame></text:p>
      <text:p text:style-name="Normal"><draw:connector draw:type="line" svg:x1="3.39583in" svg:y1="0.19931in" svg:x2="3.875in" svg:y2="0.58472in" draw:z-index="251721728" draw:id="id48" draw:style-name="a48" draw:name="Straight Connector 57" text:anchor-type="paragraph"><svg:title/><svg:desc/></draw:connector></text:p>
      <text:p text:style-name="Normal"><draw:frame draw:z-index="251727872" draw:id="id49" draw:style-name="a49" draw:name="Text Box 60" text:anchor-type="paragraph" svg:x="3.66528in" svg:y="0.21736in" svg:width="0.38542in" svg:height="0.32292in" style:rel-width="scale" style:rel-height="scale"><draw:text-box><text:p text:style-name="Normal">nil</text:p></draw:text-box><svg:title/><svg:desc/></draw:frame><draw:connector draw:type="line" svg:x1="3.00972in" svg:y1="0.28264in" svg:x2="3.48889in" svg:y2="0.66806in" draw:z-index="251723776" draw:id="id50" draw:style-name="a50" draw:name="Straight Connector 58" text:anchor-type="paragraph"><svg:title/><svg:desc/></draw:connector></text:p>
      <text:p text:style-name="Normal"><draw:connector draw:type="line" svg:x1="4.88542in" svg:y1="0.13681in" svg:x2="4.44792in" svg:y2="0.67847in" draw:z-index="251729920" draw:id="id51" draw:style-name="a51" draw:name="Straight Connector 61" text:anchor-type="paragraph"><svg:title/><svg:desc/></draw:connector></text:p>
      <text:p text:style-name="Normal"><draw:frame draw:z-index="251730944" draw:id="id52" draw:style-name="a52" draw:name="Text Box 62" text:anchor-type="paragraph" svg:x="4.28125in" svg:y="0.22014in" svg:width="0.38542in" svg:height="0.32292in" style:rel-width="scale" style:rel-height="scale"><draw:text-box><text:p text:style-name="Normal">nil</text:p></draw:text-box><svg:title/><svg:desc/></draw:frame><draw:frame draw:z-index="251715584" draw:id="id53" draw:style-name="a53" draw:name="Text Box 37" text:anchor-type="paragraph" svg:x="5.32292in" svg:y="0.15486in" svg:width="0.38542in" svg:height="0.32292in" style:rel-width="scale" style:rel-height="scale"><draw:text-box><text:p text:style-name="Normal">nil</text:p></draw:text-box><svg:title/><svg:desc/></draw:frame><draw:frame draw:z-index="251725824" draw:id="id54" draw:style-name="a54" draw:name="Text Box 59" text:anchor-type="paragraph" svg:x="3.27986in" svg:y="0.00903in" svg:width="0.38542in" svg:height="0.32292in" style:rel-width="scale" style:rel-height="scale"><draw:text-box><text:p text:style-name="Normal">nil</text:p></draw:text-box><svg:title/><svg:desc/></draw:frame><draw:frame draw:z-index="251713536" draw:id="id55" draw:style-name="a55" draw:name="Text Box 39" text:anchor-type="paragraph" svg:x="2.47778in" svg:y="0.00903in" svg:width="0.38542in" svg:height="0.32292in" style:rel-width="scale" style:rel-height="scale"><draw:text-box><text:p text:style-name="Normal">nil</text:p></draw:text-box><svg:title/><svg:desc/></draw:frame></text:p>
      <text:p text:style-name="Normal"/>
      <text:p text:style-name="Normal"/>
      <text:p text:style-name="Normal">d-) &lt;&lt;nil.nil&gt;.&lt;&lt;nil.nil&gt;.&lt;&lt;nil.nil&gt;.&lt;&lt;nil.&lt;nil.nil&gt;&gt;.&lt;nil.nil&gt;&gt;&gt;&gt;&gt;</text:p>
      <text:p text:style-name="Normal">[1,1,1,2,0] or [[0],[0],[0],[0,0],[]]</text:p>
      <text:p text:style-name="Normal"><draw:connector draw:type="line" svg:x1="1.52083in" svg:y1="0.29444in" svg:x2="5.65625in" svg:y2="3.50278in" draw:z-index="251734016" draw:id="id56" draw:style-name="a56" draw:name="Straight Connector 72" text:anchor-type="paragraph"><svg:title/><svg:desc/></draw:connector><draw:frame draw:z-index="251745280" draw:id="id57" draw:style-name="a57" draw:name="Text Box 68" text:anchor-type="paragraph" svg:x="2.03125in" svg:y="1.38333in" svg:width="0.38542in" svg:height="0.32292in" style:rel-width="scale" style:rel-height="scale"><draw:text-box><text:p text:style-name="Normal">nil</text:p></draw:text-box><svg:title/><svg:desc/></draw:frame><draw:frame draw:z-index="251744256" draw:id="id58" draw:style-name="a58" draw:name="Text Box 69" text:anchor-type="paragraph" svg:x="1.46875in" svg:y="1.39375in" svg:width="0.38542in" svg:height="0.32292in" style:rel-width="scale" style:rel-height="scale"><draw:text-box><text:p text:style-name="Normal">nil</text:p></draw:text-box><svg:title/><svg:desc/></draw:frame><draw:frame draw:z-index="251743232" draw:id="id59" draw:style-name="a59" draw:name="Text Box 70" text:anchor-type="paragraph" svg:x="1.32292in" svg:y="0.925in" svg:width="0.38542in" svg:height="0.32292in" style:rel-width="scale" style:rel-height="scale"><draw:text-box><text:p text:style-name="Normal">nil</text:p></draw:text-box><svg:title/><svg:desc/></draw:frame><draw:frame draw:z-index="251742208" draw:id="id60" draw:style-name="a60" draw:name="Text Box 71" text:anchor-type="paragraph" svg:x="0.71875in" svg:y="0.93542in" svg:width="0.38542in" svg:height="0.32292in" style:rel-width="scale" style:rel-height="scale"><draw:text-box><text:p text:style-name="Normal">nil</text:p></draw:text-box><svg:title/><svg:desc/></draw:frame><draw:connector draw:type="line" svg:x1="2.25in" svg:y1="0.8625in" svg:x2="1.67708in" svg:y2="1.44583in" draw:z-index="251736064" draw:id="id61" draw:style-name="a61" draw:name="Straight Connector 77" text:anchor-type="paragraph"><svg:title/><svg:desc/></draw:connector><draw:connector draw:type="line" svg:x1="1.95833in" svg:y1="1.175in" svg:x2="2.20833in" svg:y2="1.43542in" draw:z-index="251737088" draw:id="id62" draw:style-name="a62" draw:name="Straight Connector 78" text:anchor-type="paragraph"><svg:title/><svg:desc/></draw:connector><draw:connector draw:type="line" svg:x1="1.21875in" svg:y1="0.66458in" svg:x2="1.53125in" svg:y2="0.97708in" draw:z-index="251735040" draw:id="id63" draw:style-name="a63" draw:name="Straight Connector 79" text:anchor-type="paragraph"><svg:title/><svg:desc/></draw:connector><draw:connector draw:type="line" svg:x1="1.53125in" svg:y1="0.27917in" svg:x2="0.9375in" svg:y2="0.96667in" draw:z-index="251732992" draw:id="id64" draw:style-name="a64" draw:name="Straight Connector 80" text:anchor-type="paragraph"><svg:title/><svg:desc/></draw:connector></text:p>
      <text:p text:style-name="Normal"/>
      <text:p text:style-name="Normal"/>
      <text:p text:style-name="Normal"/>
      <text:p text:style-name="Normal"><draw:connector draw:type="line" svg:x1="3.13472in" svg:y1="0.26875in" svg:x2="2.56181in" svg:y2="0.85208in" draw:z-index="251759616" draw:id="id65" draw:style-name="a65" draw:name="Straight Connector 86" text:anchor-type="paragraph"><svg:title/><svg:desc/></draw:connector></text:p>
      <text:p text:style-name="Normal"><draw:connector draw:type="line" svg:x1="2.84306in" svg:y1="0.26875in" svg:x2="3.09306in" svg:y2="0.52917in" draw:z-index="251760640" draw:id="id66" draw:style-name="a66" draw:name="Straight Connector 87" text:anchor-type="paragraph"><svg:title/><svg:desc/></draw:connector></text:p>
      <text:p text:style-name="Normal"><draw:frame draw:z-index="251762688" draw:id="id67" draw:style-name="a67" draw:name="Text Box 89" text:anchor-type="paragraph" svg:x="2.91667in" svg:y="0.16528in" svg:width="0.38542in" svg:height="0.32292in" style:rel-width="scale" style:rel-height="scale"><draw:text-box><text:p text:style-name="Normal">nil</text:p></draw:text-box><svg:title/><svg:desc/></draw:frame><draw:frame draw:z-index="251761664" draw:id="id68" draw:style-name="a68" draw:name="Text Box 88" text:anchor-type="paragraph" svg:x="2.35417in" svg:y="0.17569in" svg:width="0.38542in" svg:height="0.32292in" style:rel-width="scale" style:rel-height="scale"><draw:text-box><text:p text:style-name="Normal">nil</text:p></draw:text-box><svg:title/><svg:desc/></draw:frame></text:p>
      <text:p text:style-name="Normal"><draw:connector draw:type="line" svg:x1="3.79167in" svg:y1="0.79514in" svg:x2="3.53125in" svg:y2="1.06597in" draw:z-index="251752448" draw:id="id69" draw:style-name="a69" draw:name="Straight Connector 81" text:anchor-type="paragraph"><svg:title/><svg:desc/></draw:connector><draw:connector draw:type="line" svg:x1="3.45833in" svg:y1="0.54444in" svg:x2="4.0625in" svg:y2="1.03403in" draw:z-index="251739136" draw:id="id70" draw:style-name="a70" draw:name="Straight Connector 75" text:anchor-type="paragraph"><svg:title/><svg:desc/></draw:connector><draw:frame draw:z-index="251754496" draw:id="id71" draw:style-name="a71" draw:name="Text Box 82" text:anchor-type="paragraph" svg:x="3.33333in" svg:y="1.07153in" svg:width="0.38542in" svg:height="0.32292in" style:rel-width="scale" style:rel-height="scale"><draw:text-box><text:p text:style-name="Normal">nil</text:p></draw:text-box><svg:title/><svg:desc/></draw:frame><draw:frame draw:z-index="251746304" draw:id="id72" draw:style-name="a72" draw:name="Text Box 67" text:anchor-type="paragraph" svg:x="2.80208in" svg:y="0.89444in" svg:width="0.38542in" svg:height="0.32292in" style:rel-width="scale" style:rel-height="scale"><draw:text-box><text:p text:style-name="Normal">nil</text:p></draw:text-box><svg:title/><svg:desc/></draw:frame><draw:frame draw:z-index="251747328" draw:id="id73" draw:style-name="a73" draw:name="Text Box 66" text:anchor-type="paragraph" svg:x="3.86458in" svg:y="0.98819in" svg:width="0.38542in" svg:height="0.32292in" style:rel-width="scale" style:rel-height="scale"><draw:text-box><text:p text:style-name="Normal">nil</text:p></draw:text-box><svg:title/><svg:desc/></draw:frame><draw:connector draw:type="line" svg:x1="3.95833in" svg:y1="0.01389in" svg:x2="2.97917in" svg:y2="1.01389in" draw:z-index="251738112" draw:id="id74" draw:style-name="a74" draw:name="Straight Connector 76" text:anchor-type="paragraph"><svg:title/><svg:desc/></draw:connector></text:p>
      <text:p text:style-name="Normal"/>
      <text:p text:style-name="Normal"><draw:connector draw:type="line" svg:x1="5.11458in" svg:y1="0.26319in" svg:x2="4.78125in" svg:y2="0.71111in" draw:z-index="251755520" draw:id="id75" draw:style-name="a75" draw:name="Straight Connector 83" text:anchor-type="paragraph"><svg:title/><svg:desc/></draw:connector></text:p>
      <text:p text:style-name="Normal"/>
      <text:p text:style-name="Normal"><draw:frame draw:z-index="251757568" draw:id="id76" draw:style-name="a76" draw:name="Text Box 84" text:anchor-type="paragraph" svg:x="4.54167in" svg:y="0.02014in" svg:width="0.38542in" svg:height="0.32292in" style:rel-width="scale" style:rel-height="scale"><draw:text-box><text:p text:style-name="Normal">nil</text:p></draw:text-box><svg:title/><svg:desc/></draw:frame><draw:frame draw:z-index="251750400" draw:id="id77" draw:style-name="a77" draw:name="Text Box 63" text:anchor-type="paragraph" svg:x="5.48958in" svg:y="0.03056in" svg:width="0.38542in" svg:height="0.32292in" style:rel-width="scale" style:rel-height="scale"><draw:text-box><text:p text:style-name="Normal">nil</text:p></draw:text-box><svg:title/><svg:desc/></draw:frame></text:p>
      <text:p text:style-name="Normal"/>
      <text:p text:style-name="Normal"/>
      <text:soft-page-break/>
      <text:p text:style-name="Normal">2-) As any input d<text:s/><text:span text:style-name="T3">∈</text:span><text:s/>D will be a list; the program implements a recursive algorithm to find the length of any given d by putting nil for each element. The output will be a list of nil’s and represent a number.</text:p>
      <text:p text:style-name="Normal"/>
      <text:p text:style-name="Normal">3-)</text:p>
      <text:p text:style-name="Normal">[</text:p>
      <text:p text:style-name="Normal"><text:s text:c="2"/>[appf, [var]] ,</text:p>
      <text:p text:style-name="Normal"><text:s text:c="2"/>[if, [hd, [var]],<text:s/></text:p>
      <text:p text:style-name="P4">[cons, [quote, nil], [appf, [cons, [tl, [hd, [var]]], [cons, [tl, [hd, [var]]], [quote, nil]]]]],<text:s/></text:p>
      <text:p text:style-name="P5">[hd, [tl, [var]]] ]</text:p>
      <text:p text:style-name="Normal">]</text:p>
      <text:p text:style-name="Normal"/>
      <text:p text:style-name="Normal">4-)<text:s/>Yes, F-programs still inherit many properties from while-programs;<text:s/>Having a finite number of instructions. If carried out without problems, always produce the desired result in a finite number of steps. Procedures require no insight or ingenuity. The main difference is, F-programs are recursive, and while-programs are iterative. This requires a different approach to the same problem but still makes F-programs a good alternative choice for “effective procedures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e bulut</meta:initial-creator>
    <dc:creator>ege bulut</dc:creator>
    <meta:creation-date>2020-03-04T11:34:00Z</meta:creation-date>
    <dc:date>2020-03-04T12:12:00Z</dc:date>
    <meta:template xlink:href="Normal.dotm" xlink:type="simple"/>
    <meta:editing-cycles>1</meta:editing-cycles>
    <meta:editing-duration>PT2280S</meta:editing-duration>
    <meta:document-statistic meta:page-count="3" meta:paragraph-count="2" meta:word-count="224" meta:character-count="1500" meta:row-count="10" meta:non-whitespace-character-count="1278"/>
  </office:meta>
</office:document-meta>
</file>